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break-before="column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_20_indent">
      <style:paragraph-properties fo:margin-top="0in" fo:margin-bottom="0.0598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text:dont-balance-text-columns="true" style:editable="false">
        <style:columns fo:column-count="2">
          <style:column style:rel-width="5933*" fo:start-indent="0in" fo:end-indent="0.1in"/>
          <style:column style:rel-width="4039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Jason Laumeister</text:p>
        <text:list xml:id="list5296125411466688054" text:style-name="List_20_1">
          <text:list-item>
            <text:p text:style-name="P6">Engineering Team Manager</text:p>
          </text:list-item>
          <text:list-item>
            <text:p text:style-name="P6">Senior Software Engineer and Architect</text:p>
          </text:list-item>
          <text:list-item>
            <text:p text:style-name="P6">Professional Services and Consulting</text:p>
          </text:list-item>
        </text:list>
        <text:p text:style-name="P1">jason.laumeister@gmail.com</text:p>
        <text:p text:style-name="P4"><text:a xlink:type="simple" xlink:href="https://github.com/jason-laumeister" text:style-name="Internet_20_link" text:visited-style-name="Visited_20_Internet_20_Link"><text:span text:style-name="T2">https://github.com/jason-laumeister</text:span></text:a></text:p>
        <text:p text:style-name="P2"><text:a xlink:type="simple" xlink:href="https://JasonLaumeister.com/" text:style-name="Internet_20_link" text:visited-style-name="Visited_20_Internet_20_Link">https://JasonLaumeister.com</text:a></text:p>
        <text:p text:style-name="Header"><text:span text:style-name="T4">(resume download available)<text:line-break/></text:span><text:a xlink:type="simple" xlink:href="https://linkedin.com/in/jasonlaumeister" text:style-name="Internet_20_link" text:visited-style-name="Visited_20_Internet_20_Link"><text:span text:style-name="T5">https://linkedin.com/in/jasonlaumeister</text:span></text:a></text:p>
      </text:section>
      <text:h text:style-name="Heading_20_1" text:outline-level="1">Professional Summary:</text:h>
      <text:list xml:id="list1745049395" text:continue-numbering="true" text:style-name="List_20_1">
        <text:list-item>
          <text:p text:style-name="Text_20_body_20_indent">Experienced engineering leader with a proven track record in full-stack development, product delivery, and technical consulting. </text:p>
        </text:list-item>
        <text:list-item>
          <text:p text:style-name="Text_20_body_20_indent">Expertise in leading cross-functional engineering teams, delivering complex software projects, and integrating large-scale systems such as eCommerce, financial services, and manufacturing. </text:p>
        </text:list-item>
      </text:list>
      <text:h text:style-name="Heading_20_1" text:outline-level="1">Areas of Specialization:</text:h>
      <text:list xml:id="list1184603446" text:continue-numbering="true" text:style-name="List_20_1">
        <text:list-item>
          <text:p text:style-name="Text_20_body_20_indent"><text:span text:style-name="T2">Software Product Development &amp; Systems Architecture</text:span> through design, implementation, and delivery.</text:p>
        </text:list-item>
        <text:list-item>
          <text:p text:style-name="Text_20_body_20_indent"><text:span text:style-name="T2">Engineering Team Management</text:span> focused on collaboration, performance, and retention. </text:p>
        </text:list-item>
        <text:list-item>
          <text:p text:style-name="Text_20_body_20_indent">Implementation of <text:span text:style-name="T2">Agile methodologies</text:span> and repeatable processes.</text:p>
        </text:list-item>
        <text:list-item>
          <text:p text:style-name="Text_20_body_20_indent">Multi-Vendor System <text:span text:style-name="T2">Integration of third-party platforms and APIs</text:span> across complex distributed environments. </text:p>
        </text:list-item>
        <text:list-item>
          <text:p text:style-name="Text_20_body_20_indent">Design and deployment of RESTful &amp; Stateful <text:span text:style-name="T2">APIs, ORM layers, and high-performance data stores</text:span>.</text:p>
        </text:list-item>
        <text:list-item>
          <text:p text:style-name="Text_20_body_20_indent">Development of secure, scalable online <text:span text:style-name="T2">commerce platforms, payment gateways, and financial data</text:span> integration layers.</text:p>
        </text:list-item>
        <text:list-item>
          <text:p text:style-name="Text_20_body_20_indent">Architecture and development of <text:span text:style-name="T2">merchandising solutions</text:span> with dynamic cataloging and inventory management. <text:a xlink:type="simple" xlink:href="https://winners.webbyawards.com/2013/apps-dapps-and-software/tablet-and-all-other-devices/shopping-tablet-all-other-devices/146503/design-within-reach-ipad-app" text:style-name="Internet_20_link" text:visited-style-name="Visited_20_Internet_20_Link">App Developer of Webby Awards 2013 Nominee Mobile Shopping Apps.</text:a></text:p>
        </text:list-item>
        <text:list-item>
          <text:p text:style-name="Text_20_body_20_indent"><text:span text:style-name="T2">CIAM / IAM Implementation</text:span> &amp; Security Best Practices including identity frameworks, SSO, and authentication/authorization protocols.</text:p>
        </text:list-item>
        <text:list-item>
          <text:p text:style-name="Text_20_body_20_indent"><text:span text:style-name="T3">3D Printing</text:span> &amp; <text:span text:style-name="T2">Custom Manufacturing Systems</text:span>.</text:p>
        </text:list-item>
        <text:list-item>
          <text:p text:style-name="Text_20_body_20_indent">Blockchain technologies including <text:span text:style-name="T2">smart contracts and decentralized apps</text:span> (dApps).</text:p>
        </text:list-item>
      </text:list>
      <text:h text:style-name="Heading_20_1" text:outline-level="1">Professional Experience:</text:h>
      <text:h text:style-name="Heading_20_2" text:outline-level="2">Senior Developer</text:h>
      <text:h text:style-name="Heading_20_3" text:outline-level="3">Stealth Startup | Dec 2024 – Jun 2025</text:h>
      <text:list xml:id="list632814345" text:continue-numbering="true" text:style-name="List_20_1">
        <text:list-item>
          <text:p text:style-name="Text_20_body">Led the architecture and development of an Integration Platform as a Service (iPaaS) solution.</text:p>
        </text:list-item>
        <text:list-item>
          <text:p text:style-name="Text_20_body">Focused on scalable architecture, system interoperability, and seamless data integration across diverse applications including LLM AI.</text:p>
        </text:list-item>
      </text:list>
      <text:h text:style-name="Heading_20_2" text:outline-level="2">Horse Ranch Manager | Board Member, 501(c)(3) | <text:span text:style-name="T1">Sabbatical</text:span></text:h>
      <text:h text:style-name="Heading_20_3" text:outline-level="3">Private Estate | Aug 2023 – Nov 2024</text:h>
      <text:list xml:id="list1695265231" text:continue-numbering="true" text:style-name="List_20_1">
        <text:list-item>
          <text:p text:style-name="Text_20_body">Managed daily operations of a private horse ranch, including property oversight, tenant coordination, and facilities maintenance.</text:p>
        </text:list-item>
        <text:list-item>
          <text:p text:style-name="Text_20_body">Served on the board of a registered charitable 501(c)(3) trust, contributing to organizational governance and strategic philanthropic planning.</text:p>
        </text:list-item>
      </text:list>
      <text:h text:style-name="Heading_20_2" text:outline-level="2"><text:soft-page-break/>Senior Software Engineer</text:h>
      <text:h text:style-name="Heading_20_3" text:outline-level="3">Sunrun | Nov 2021 – Jul 2023</text:h>
      <text:list xml:id="list1980781528" text:continue-numbering="true" text:style-name="List_20_1">
        <text:list-item>
          <text:p text:style-name="Text_20_body">Developed proprietary distributed software for the management and distribution of energy across intrastate power grids. </text:p>
        </text:list-item>
      </text:list>
      <text:h text:style-name="Heading_20_2" text:outline-level="2">Solution Integration Engineer</text:h>
      <text:h text:style-name="Heading_20_3" text:outline-level="3">Issuu | Jan 2021 – Oct 2021</text:h>
      <text:list xml:id="list1025553462" text:continue-numbering="true" text:style-name="List_20_1">
        <text:list-item>
          <text:p text:style-name="Text_20_body">Designed and implemented integrations between Issuu’s publishing platform and third-party tools such as Adobe and Canva.</text:p>
        </text:list-item>
        <text:list-item>
          <text:p text:style-name="Text_20_body">Collaborated with the marketing team to define product priorities and roadmap features.</text:p>
        </text:list-item>
        <text:list-item>
          <text:p text:style-name="Text_20_body">Sole U.S.-based engineer coordinating with distributed teams in Denmark, Germany, and Portugal.</text:p>
        </text:list-item>
      </text:list>
      <text:h text:style-name="Heading_20_2" text:outline-level="2">Project Manager &amp; Senior Software Engineer</text:h>
      <text:h text:style-name="Heading_20_3" text:outline-level="3">Pando (pandopooling.com) | Sep 2019 – Sep 2020</text:h>
      <text:list xml:id="list1095193172" text:continue-numbering="true" text:style-name="List_20_1">
        <text:list-item>
          <text:p text:style-name="Text_20_body">Led the development of a financial technology platform enabling pooled income contracts as a safety net against income volatility.</text:p>
        </text:list-item>
        <text:list-item>
          <text:p text:style-name="Text_20_body">Directed Agile development processes and managed an international engineering team.</text:p>
        </text:list-item>
        <text:list-item>
          <text:p text:style-name="Text_20_body">Contributed to product design, feature scoping, and implementation strategy.</text:p>
        </text:list-item>
      </text:list>
      <text:h text:style-name="Heading_20_2" text:outline-level="2">Software Systems Architect &amp; Senior Software Engineer</text:h>
      <text:h text:style-name="Heading_20_3" text:outline-level="3">Independent Consultant | Mar 2018 – Sep 2019</text:h>
      <text:list xml:id="list1151211527" text:continue-numbering="true" text:style-name="List_20_1">
        <text:list-item>
          <text:p text:style-name="Text_20_body">Developed a SaaS licensing server for a major cloud storage provider.</text:p>
        </text:list-item>
        <text:list-item>
          <text:p text:style-name="Text_20_body">Built a GIS application for tracking feral animal colonies and TNR programs.</text:p>
        </text:list-item>
        <text:list-item>
          <text:p text:style-name="Text_20_body">Consulted on livestock management systems for an agricultural technology startup.</text:p>
        </text:list-item>
      </text:list>
      <text:h text:style-name="Heading_20_2" text:outline-level="2">Software Systems Architect &amp; Engineering Team Lead</text:h>
      <text:h text:style-name="Heading_20_3" text:outline-level="3">Sapient (contract) | Oct 2017 – Mar 2018</text:h>
      <text:list xml:id="list2053866626" text:continue-numbering="true" text:style-name="List_20_1">
        <text:list-item>
          <text:p text:style-name="Text_20_body">Led system architecture for a financial services portal, managing a five-person architecture team.</text:p>
        </text:list-item>
        <text:list-item>
          <text:p text:style-name="Text_20_body">Delivered full-stack solutions (Angular frontend, Java/PostgreSQL backend).</text:p>
        </text:list-item>
        <text:list-item>
          <text:p text:style-name="Text_20_body">Integrated third-party services such as Yodlee, Albridge, and IAM systems.</text:p>
        </text:list-item>
        <text:list-item>
          <text:p text:style-name="Text_20_body">Designed containerized microservices architecture using Docker and Rancher.</text:p>
        </text:list-item>
      </text:list>
      <text:h text:style-name="Heading_20_2" text:outline-level="2">Software Systems Architect &amp; Senior Software Engineer</text:h>
      <text:h text:style-name="Heading_20_3" text:outline-level="3">Independent Consultant (contract) | Jun 2017 – Oct 2017</text:h>
      <text:list xml:id="list1006149464" text:continue-numbering="true" text:style-name="List_20_1">
        <text:list-item>
          <text:p text:style-name="Text_20_body">Advised Persistent Systems on CIAM project implementation.</text:p>
        </text:list-item>
        <text:list-item>
          <text:p text:style-name="Text_20_body">Developed mesh-networked sensor solutions for stealth startups.</text:p>
        </text:list-item>
        <text:list-item>
          <text:p text:style-name="Text_20_body">Designed remote-enabled GPS sensor networks for agricultural asset tracking.</text:p>
        </text:list-item>
        <text:list-item>
          <text:p text:style-name="Text_20_body">Prototyped a decentralized blockchain platform for local energy trading.</text:p>
        </text:list-item>
      </text:list>
      <text:h text:style-name="Heading_20_2" text:outline-level="2"/>
      <text:h text:style-name="P5" text:outline-level="2">Lead Technical Consultant, Professional Services</text:h>
      <text:h text:style-name="Heading_20_3" text:outline-level="3">Gigya | Aug 2014 – Jun 2017</text:h>
      <text:list xml:id="list1389713130" text:continue-numbering="true" text:style-name="List_20_1">
        <text:list-item>
          <text:p text:style-name="Text_20_body">Lead consultant for large-scale CIAM projects across global enterprise clients.</text:p>
        </text:list-item>
        <text:list-item>
          <text:p text:style-name="Text_20_body">Designed and deployed integrations involving CMS, CRM, ESP, and DMP platforms.</text:p>
        </text:list-item>
        <text:list-item>
          <text:p text:style-name="Text_20_body">Built the Professional Services function from the ground up, including internal documentation and onboarding.</text:p>
        </text:list-item>
        <text:list-item>
          <text:p text:style-name="Text_20_body">Notable clients: Turner, Sony, GE, Marriott, Time Warner, NBA, NFL, Universal Music Group, American Heart Association, and others.</text:p>
        </text:list-item>
      </text:list>
      <text:h text:style-name="Heading_20_2" text:outline-level="2">Senior Projects Engineer</text:h>
      <text:h text:style-name="Heading_20_3" text:outline-level="3">BeyondCore (startup) | Apr 2014 – Aug 2014</text:h>
      <text:list xml:id="list1198339298" text:continue-numbering="true" text:style-name="List_20_1">
        <text:list-item>
          <text:p text:style-name="Text_20_body">Reported directly to CTO, developing secure system admin tools and release procedures.</text:p>
        </text:list-item>
        <text:list-item>
          <text:p text:style-name="Text_20_body">Designed and implemented data connectors for large-scale SQL and NoSQL data sources, enabling integration with high-volume distributed data systems commonly used in big data architectures.</text:p>
        </text:list-item>
      </text:list>
      <text:h text:style-name="Heading_20_2" text:outline-level="2">Director of Software Engineering</text:h>
      <text:h text:style-name="Heading_20_3" text:outline-level="3">Treofab (startup) | Sep 2013 – Mar 2014</text:h>
      <text:list xml:id="list1708848080" text:continue-numbering="true" text:style-name="List_20_1">
        <text:list-item>
          <text:p text:style-name="Text_20_body">Managed distributed development teams for 3D printing and custom manufacturing software.</text:p>
        </text:list-item>
        <text:list-item>
          <text:p text:style-name="Text_20_body">Coauthored a patent for a 3D object application builder.</text:p>
        </text:list-item>
        <text:list-item>
          <text:p text:style-name="Text_20_body">Built real-time pricing APIs based on CAD/STL object properties, royalty calculations, and international currency conversion. <text:s/></text:p>
        </text:list-item>
        <text:list-item>
          <text:p text:style-name="Text_20_body">Developed 3D object editors and custom checkout systems integrated with partner manufacturing services.</text:p>
        </text:list-item>
      </text:list>
      <text:h text:style-name="Heading_20_2" text:outline-level="2">API Projects Manager &amp; Senior Software Engineer</text:h>
      <text:h text:style-name="Heading_20_3" text:outline-level="3">Tocata / Revel Touch (startup) | Mar 2012 – Sep 2013</text:h>
      <text:list xml:id="list485293742" text:continue-numbering="true" text:style-name="List_20_1">
        <text:list-item>
          <text:p text:style-name="Text_20_body">Lead developer of Design Within Reach shopping app, a 2013 Webby Award nominee for excellence in mobile commerce.</text:p>
        </text:list-item>
        <text:list-item>
          <text:p text:style-name="Text_20_body">Designed scalable REST APIs for mobile and web commerce platforms.</text:p>
        </text:list-item>
        <text:list-item>
          <text:p text:style-name="Text_20_body">Integrated backend systems for Fortune 1000 retail partners.</text:p>
        </text:list-item>
      </text:list>
      <text:h text:style-name="Heading_20_2" text:outline-level="2">Senior Software Engineer</text:h>
      <text:h text:style-name="Heading_20_3" text:outline-level="3">iWin | Aug 2011 – Mar 2012</text:h>
      <text:list xml:id="list510938648" text:continue-numbering="true" text:style-name="List_20_1">
        <text:list-item>
          <text:p text:style-name="Text_20_body">Developed branded casual gaming site in partnership with Pogo and Electronic Arts.</text:p>
        </text:list-item>
      </text:list>
      <text:h text:style-name="Heading_20_2" text:outline-level="2">Monetization and API Systems Engineer</text:h>
      <text:h text:style-name="Heading_20_3" text:outline-level="3">Adknowledge | Feb 2010 – Aug 2011</text:h>
      <text:list xml:id="list2028144390" text:continue-numbering="true" text:style-name="List_20_1">
        <text:list-item>
          <text:p text:style-name="Text_20_body">Designed monetization, ad services, and payment processing systems for social gaming apps.</text:p>
        </text:list-item>
      </text:list>
      <text:h text:style-name="Heading_20_2" text:outline-level="2">Social Game Developer</text:h>
      <text:h text:style-name="Heading_20_3" text:outline-level="3">SGN (startup) | Oct 2008 – Feb 2010</text:h>
      <text:list xml:id="list336742059" text:continue-numbering="true" text:style-name="List_20_1">
        <text:list-item>
          <text:p text:style-name="Text_20_body">Created Facebook/MySpace social games with dynamic virtual economies.</text:p>
        </text:list-item>
        <text:list-item>
          <text:p text:style-name="Text_20_body">Integrated advertising and payment platforms, social authentication, and viral engagement mechanisms.</text:p>
        </text:list-item>
      </text:list>
      <text:h text:style-name="Heading_20_2" text:outline-level="2"><text:soft-page-break/>Senior Software Engineer</text:h>
      <text:h text:style-name="Heading_20_3" text:outline-level="3">TinyPrints (startup) | Jul 2007 – Sep 2008</text:h>
      <text:list xml:id="list1326283928" text:continue-numbering="true" text:style-name="List_20_1">
        <text:list-item>
          <text:p text:style-name="Text_20_body">Early engineering hire; established release processes and coding standards.</text:p>
        </text:list-item>
        <text:list-item>
          <text:p text:style-name="Text_20_body">Built core eCommerce systems including checkout, coupons, and gift certificates.</text:p>
        </text:list-item>
      </text:list>
      <text:h text:style-name="Heading_20_2" text:outline-level="2">Senior Software Engineer [Contract]</text:h>
      <text:h text:style-name="Heading_20_3" text:outline-level="3">Yahoo Autos | Oct 2006 – Jul 2007</text:h>
      <text:list xml:id="list295630196" text:continue-numbering="true" text:style-name="List_20_1">
        <text:list-item>
          <text:p text:style-name="Text_20_body">Led CMS adoption for Yahoo Autos and managed RSS feed integration on Yahoo homepage.</text:p>
        </text:list-item>
        <text:list-item>
          <text:p text:style-name="Text_20_body">Contributed to record-setting engagement during international auto show coverage.<text:line-break/></text:p>
        </text:list-item>
      </text:list>
      <text:h text:style-name="Heading_20_1" text:outline-level="1">Core Competencies:</text:h>
      <text:h text:style-name="Heading_20_3" text:outline-level="3">Management:</text:h>
      <text:list xml:id="list1848936821" text:continue-numbering="true" text:style-name="List_20_1">
        <text:list-item>
          <text:list>
            <text:list-item>
              <text:list>
                <text:list-item>
                  <text:p text:style-name="Text_20_body">Jira, Asana, Trello, Basecamp</text:p>
                </text:list-item>
              </text:list>
            </text:list-item>
          </text:list>
        </text:list-item>
      </text:list>
      <text:h text:style-name="Heading_20_3" text:outline-level="3">Programming:</text:h>
      <text:list xml:id="list1314686617" text:continue-numbering="true" text:style-name="List_20_1">
        <text:list-item>
          <text:p text:style-name="Text_20_body">JavaScript, TypeScript, Python, Java, C#, C++, Ruby, PHP, Perl, SQL, XML, JSON, HTML, CSS, Assembly</text:p>
        </text:list-item>
      </text:list>
      <text:h text:style-name="Heading_20_3" text:outline-level="3">Frameworks:</text:h>
      <text:list xml:id="list800636096" text:continue-numbering="true" text:style-name="List_20_1">
        <text:list-item>
          <text:p text:style-name="Text_20_body">Node.js, Django, jQuery, Bootstrap, Prototype, React, Angular</text:p>
        </text:list-item>
      </text:list>
      <text:h text:style-name="Heading_20_3" text:outline-level="3">Platforms and Integrations:</text:h>
      <text:list xml:id="list480241530" text:continue-numbering="true" text:style-name="List_20_1">
        <text:list-item>
          <text:p text:style-name="Text_20_body">Linux, macOS, Windows, iOS, Android, Docker, CI/CD pipelines, Salesforce, SAP, Jenkins, Docker, Kubernetes</text:p>
        </text:list-item>
      </text:list>
      <text:h text:style-name="Heading_20_3" text:outline-level="3">Cloud:</text:h>
      <text:list xml:id="list1497757444" text:continue-numbering="true" text:style-name="List_20_1">
        <text:list-item>
          <text:p text:style-name="Text_20_body">Amazon Web Services (AWS), Google Cloud Platform (GCP), GitHub, and Microsoft Azure</text:p>
        </text:list-item>
      </text:list>
      <text:h text:style-name="Heading_20_3" text:outline-level="3">Web CMS &amp; eCommerce:</text:h>
      <text:list xml:id="list327959334" text:continue-numbering="true" text:style-name="List_20_1">
        <text:list-item>
          <text:p text:style-name="Text_20_body">WordPress, Shopify, Woo, Drupal, Wix, and Magento (now Adobe Commerce)</text:p>
        </text:list-item>
      </text:list>
      <text:h text:style-name="Heading_20_3" text:outline-level="3">Blockchain &amp; Cryptocurrency:</text:h>
      <text:list xml:id="list1891396496" text:continue-numbering="true" text:style-name="List_20_1">
        <text:list-item>
          <text:p text:style-name="Text_20_body">Ethereum, Bitcoin, decentralized applications (dApps), smart contrac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list-style-name="List_20_1" style:class="text" style:master-page-name="">
      <style:paragraph-properties fo:margin-left="0.5in" fo:margin-right="0in" fo:margin-top="0in" fo:margin-bottom="0.0799in" fo:text-indent="-0.1402in" style:auto-text-indent="false" style:page-number="auto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2in" fo:margin-top="0.1in" fo:margin-bottom="0.1in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in" fo:margin-right="0in" fo:margin-top="0in" fo:margin-bottom="0in" fo:text-indent="0in" style:auto-text-indent="fals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2in" fo:margin-right="0in" fo:margin-top="0.0402in" fo:margin-bottom="0.0402in" fo:text-indent="0in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3402in" fo:margin-right="0in" fo:margin-top="0in" fo:margin-bottom="0.1in" fo:text-indent="-0.1201in" style:auto-text-indent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style="italic"/>
    </style:style>
    <style:style style:name="Text" style:family="paragraph" style:parent-style-name="Caption" style:class="extra">
      <style:text-properties fo:font-size="10pt"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StarSymbol"/>
      </text:list-level-style-bullet>
    </text:list-style>
    <text:list-style style:name="WW8Num3">
      <text:list-level-style-bullet text:level="1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family-generic="swiss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 style:font-family-generic="swiss"/>
      </text:list-level-style-bullet>
      <text:list-level-style-bullet text:level="4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family-generic="swiss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family-generic="swiss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 style:font-family-generic="swiss"/>
      </text:list-level-style-bullet>
      <text:list-level-style-bullet text:level="7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family-generic="swiss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family-generic="swiss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esume © 2025 Jason Laumeister<text:tab/><text:tab/>page <text:page-number text:select-page="current">4</text:page-number> of <text:page-count>4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4T15:02:51</meta:creation-date>
    <dc:date>2025-07-31T20:36:43</dc:date>
    <meta:editing-duration>PT2H42M14S</meta:editing-duration>
    <meta:editing-cycles>36</meta:editing-cycles>
    <meta:generator>OpenOffice/4.1.15$Unix OpenOffice.org_project/4115m2$Build-9813</meta:generator>
    <meta:document-statistic meta:table-count="0" meta:image-count="0" meta:object-count="0" meta:page-count="4" meta:paragraph-count="116" meta:word-count="1077" meta:character-count="7633"/>
  </office:meta>
</office:document-meta>
</file>